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6cm" fo:margin-left="-0.199cm" fo:margin-top="0cm" fo:margin-bottom="0cm" table:align="left" style:writing-mode="lr-tb"/>
    </style:style>
    <style:style style:name="Tabla1.A" style:family="table-column">
      <style:table-column-properties style:column-width="4.942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129cm" fo:padding-right="0.191cm" fo:padding-top="0cm" fo:padding-bottom="0cm" fo:border="0.5pt solid #00000a">
        <style:background-image/>
      </style:table-cell-properties>
    </style:style>
    <style:style style:name="Tabla1.B2" style:family="table-cell">
      <style:table-cell-properties fo:background-color="#ffffff" fo:padding-left="0.129cm" fo:padding-right="0.191cm" fo:padding-top="0cm" fo:padding-bottom="0cm" fo:border="0.5pt solid #00000a">
        <style:background-image/>
      </style:table-cell-properties>
    </style:style>
    <style:style style:name="Tabla2" style:family="table">
      <style:table-properties style:width="11.06cm" fo:margin-left="0cm" fo:margin-top="0cm" fo:margin-bottom="0cm" table:align="left" style:writing-mode="lr-tb"/>
    </style:style>
    <style:style style:name="Tabla2.A" style:family="table-column">
      <style:table-column-properties style:column-width="5.352cm"/>
    </style:style>
    <style:style style:name="Tabla2.B" style:family="table-column">
      <style:table-column-properties style:column-width="5.706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053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053cm" fo:padding-right="0.123cm" fo:padding-top="0cm" fo:padding-bottom="0cm" fo:border="0.5pt solid #00000a">
        <style:background-image/>
      </style:table-cell-properties>
    </style:style>
    <style:style style:name="Tabla2.6" style:family="table-row">
      <style:table-row-properties style:min-row-height="0.737cm" fo:keep-together="auto"/>
    </style:style>
    <style:style style:name="Tabla3" style:family="table">
      <style:table-properties style:width="16.004cm" fo:margin-left="-0.259cm" fo:margin-top="0cm" fo:margin-bottom="0cm" table:align="left" style:writing-mode="lr-tb"/>
    </style:style>
    <style:style style:name="Tabla3.A" style:family="table-column">
      <style:table-column-properties style:column-width="4.246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129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129cm" fo:padding-right="0.191cm" fo:padding-top="0cm" fo:padding-bottom="0cm" fo:border="0.5pt solid #000001">
        <style:background-image/>
      </style:table-cell-properties>
    </style:style>
    <style:style style:name="Tabla3.A3" style:family="table-cell">
      <style:table-cell-properties fo:background-color="#c00000" fo:padding-left="0.129cm" fo:padding-right="0.191cm" fo:padding-top="0cm" fo:padding-bottom="0cm" fo:border="0.5pt solid #000001">
        <style:background-image/>
      </style:table-cell-properties>
    </style:style>
    <style:style style:name="Tabla3.B3" style:family="table-cell">
      <style:table-cell-properties fo:background-color="#ffffff" fo:padding-left="0.129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129cm" fo:padding-right="0.191cm" fo:padding-top="0cm" fo:padding-bottom="0cm" fo:border="0.5pt solid #000001">
        <style:background-image/>
      </style:table-cell-properties>
    </style:style>
    <style:style style:name="Tabla3.B5" style:family="table-cell">
      <style:table-cell-properties fo:background-color="#ffffff" fo:padding-left="0.129cm" fo:padding-right="0.191cm" fo:padding-top="0cm" fo:padding-bottom="0cm" fo:border="0.5pt solid #000001">
        <style:background-image/>
      </style:table-cell-properties>
    </style:style>
    <style:style style:name="Tabla3.B6" style:family="table-cell">
      <style:table-cell-properties fo:background-color="#ffffff" fo:padding-left="0.129cm" fo:padding-right="0.191cm" fo:padding-top="0cm" fo:padding-bottom="0cm" fo:border="0.5pt solid #000001">
        <style:background-image/>
      </style:table-cell-properties>
    </style:style>
    <style:style style:name="Tabla3.B7" style:family="table-cell">
      <style:table-cell-properties fo:background-color="#ffffff" fo:padding-left="0.129cm" fo:padding-right="0.191cm" fo:padding-top="0cm" fo:padding-bottom="0cm" fo:border="0.5pt solid #000001">
        <style:background-image/>
      </style:table-cell-properties>
    </style:style>
    <style:style style:name="Tabla3.B8" style:family="table-cell">
      <style:table-cell-properties fo:background-color="#ffffff" fo:padding-left="0.129cm" fo:padding-right="0.191cm" fo:padding-top="0cm" fo:padding-bottom="0cm" fo:border="0.5pt solid #000001">
        <style:background-image/>
      </style:table-cell-properties>
    </style:style>
    <style:style style:name="Tabla5" style:family="table">
      <style:table-properties style:width="16.004cm" fo:margin-left="-0.259cm" fo:margin-top="0cm" fo:margin-bottom="0cm" table:align="left" style:writing-mode="lr-tb"/>
    </style:style>
    <style:style style:name="Tabla5.A" style:family="table-column">
      <style:table-column-properties style:column-width="7.751cm"/>
    </style:style>
    <style:style style:name="Tabla5.B" style:family="table-column">
      <style:table-column-properties style:column-width="8.251cm"/>
    </style:style>
    <style:style style:name="Tabla5.1" style:family="table-row">
      <style:table-row-properties style:min-row-height="0.123cm" fo:keep-together="auto"/>
    </style:style>
    <style:style style:name="Tabla5.A1" style:family="table-cell">
      <style:table-cell-properties style:vertical-align="middle" fo:background-color="#c00000" fo:padding-left="0.062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062cm" fo:padding-right="0.123cm" fo:padding-top="0cm" fo:padding-bottom="0cm" fo:border="0.5pt solid #00000a">
        <style:background-image/>
      </style:table-cell-properties>
    </style:style>
    <style:style style:name="Tabla5.4" style:family="table-row">
      <style:table-row-properties style:min-row-height="0.792cm" fo:keep-together="auto"/>
    </style:style>
    <style:style style:name="Tabla5.A4" style:family="table-cell">
      <style:table-cell-properties style:vertical-align="middle" fo:background-color="#ffffff" fo:padding-left="0.062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002060" style:font-name="Arial" fo:font-size="10pt" style:font-size-asian="10pt" style:font-name-complex="Arial1" style:font-size-complex="10pt"/>
    </style:style>
    <style:style style:name="P3" style:family="paragraph" style:parent-style-name="Standard">
      <style:paragraph-properties fo:text-align="justify" style:justify-single-word="false"/>
      <style:text-properties fo:color="#002060" style:font-name="Arial" fo:font-size="10pt" style:font-size-asian="10pt" style:font-name-complex="Arial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line-height="100%"/>
    </style:style>
    <style:style style:name="P8" style:family="paragraph" style:parent-style-name="Standard">
      <style:text-properties fo:color="#ffffff" style:font-name="Arial" fo:font-size="10pt" fo:font-weight="bold" style:font-size-asian="10pt" style:font-weight-asian="bold" style:font-name-complex="Arial1" style:font-size-complex="10pt"/>
    </style:style>
    <style:style style:name="P9" style:family="paragraph" style:parent-style-name="Standard">
      <style:paragraph-properties fo:text-align="center" style:justify-single-word="false"/>
      <style:text-properties fo:color="#ffffff" style:font-name="Arial" fo:font-size="10pt" fo:font-weight="bold" style:font-size-asian="10pt" style:font-weight-asian="bold" style:font-name-complex="Arial1" style:font-size-complex="10pt"/>
    </style:style>
    <style:style style:name="P10" style:family="paragraph" style:parent-style-name="Standard">
      <style:text-properties style:font-name="Tahoma" fo:font-size="10pt" fo:language="es" fo:country="CO" style:font-size-asian="10pt" style:font-size-complex="10pt"/>
    </style:style>
    <style:style style:name="P11" style:family="paragraph" style:parent-style-name="Heading_20_1">
      <style:paragraph-properties fo:margin-top="0cm" fo:margin-bottom="0cm" loext:contextual-spacing="false" fo:text-align="center" style:justify-single-word="false"/>
    </style:style>
    <style:style style:name="P12"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13" style:family="paragraph" style:parent-style-name="Heading_20_3" style:master-page-name="Standard">
      <style:paragraph-properties fo:margin-top="0.353cm" fo:margin-bottom="0cm" loext:contextual-spacing="false" fo:text-align="center" style:justify-single-word="false" style:page-number="auto"/>
    </style:style>
    <style:style style:name="P14" style:family="paragraph" style:parent-style-name="Header">
      <style:paragraph-properties fo:text-align="center" style:justify-single-word="false"/>
    </style:style>
    <style:style style:name="P15" style:family="paragraph" style:parent-style-name="Normal_20_3">
      <style:paragraph-properties fo:margin-left="0cm" fo:margin-right="0cm" fo:text-align="center" style:justify-single-word="false" fo:text-indent="0cm" style:auto-text-indent="false"/>
      <style:text-properties fo:language="es" fo:country="ES" fo:font-weight="bold" style:font-weight-asian="bold" style:font-name-complex="Arial1"/>
    </style:style>
    <style:style style:name="P16" style:family="paragraph" style:parent-style-name="Normal_20_3">
      <style:paragraph-properties fo:margin-left="0cm" fo:margin-right="0cm" fo:text-align="center" style:justify-single-word="false" fo:text-indent="0cm" style:auto-text-indent="false"/>
    </style:style>
    <style:style style:name="P17" style:family="paragraph" style:parent-style-name="Normal_20_3">
      <style:paragraph-properties fo:margin-left="0cm" fo:margin-right="0cm" fo:text-align="start" style:justify-single-word="false" fo:text-indent="0cm" style:auto-text-indent="false"/>
    </style:style>
    <style:style style:name="P18" style:family="paragraph" style:parent-style-name="List_20_Paragraph" style:list-style-name="WWNum1">
      <style:paragraph-properties fo:line-height="100%" fo:text-align="center" style:justify-single-word="false"/>
    </style:style>
    <style:style style:name="P19" style:family="paragraph" style:parent-style-name="List_20_Paragraph" style:list-style-name="WWNum1">
      <style:paragraph-properties fo:text-align="center" style:justify-single-word="false"/>
    </style:style>
    <style:style style:name="P20" style:family="paragraph" style:parent-style-name="List_20_Paragraph">
      <style:paragraph-properties fo:text-align="justify" style:justify-single-word="false"/>
      <style:text-properties fo:color="#000000" style:font-name="Tahoma" fo:font-size="10pt" style:font-size-asian="10pt" style:font-name-complex="Arial1" style:font-size-complex="10pt"/>
    </style:style>
    <style:style style:name="P21" style:family="paragraph" style:parent-style-name="List_20_Paragraph" style:list-style-name="WWNum2">
      <style:paragraph-properties fo:text-align="justify" style:justify-single-word="false"/>
    </style:style>
    <style:style style:name="P22" style:family="paragraph" style:parent-style-name="List_20_Paragraph" style:list-style-name="WWNum3">
      <style:paragraph-properties fo:text-align="justify" style:justify-single-word="false"/>
    </style:style>
    <style:style style:name="P23" style:family="paragraph" style:parent-style-name="List_20_Paragraph" style:list-style-name="WWNum4">
      <style:paragraph-properties fo:text-align="justify" style:justify-single-word="false"/>
    </style:style>
    <style:style style:name="P24" style:family="paragraph" style:parent-style-name="List_20_Paragraph" style:list-style-name="WWNum5">
      <style:paragraph-properties fo:text-align="justify" style:justify-single-word="false"/>
    </style:style>
    <style:style style:name="P25" style:family="paragraph" style:parent-style-name="List_20_Paragraph" style:list-style-name="WWNum6">
      <style:paragraph-properties fo:text-align="justify" style:justify-single-word="false"/>
    </style:style>
    <style:style style:name="P26" style:family="paragraph" style:parent-style-name="List_20_Paragraph" style:list-style-name="WWNum7">
      <style:paragraph-properties fo:text-align="justify" style:justify-single-word="false"/>
    </style:style>
    <style:style style:name="P27" style:family="paragraph" style:parent-style-name="List_20_Paragraph">
      <style:paragraph-properties fo:text-align="justify" style:justify-single-word="false"/>
      <style:text-properties style:font-name="Tahoma" fo:font-size="10pt" style:font-size-asian="10pt" style:font-size-complex="10pt"/>
    </style:style>
    <style:style style:name="P28" style:family="paragraph" style:parent-style-name="List_20_Paragraph">
      <style:paragraph-properties fo:margin-left="0cm" fo:margin-right="0cm" fo:text-align="center" style:justify-single-word="false" fo:text-indent="0cm" style:auto-text-indent="false"/>
      <style:text-properties fo:color="#002060" style:font-name="Arial" fo:font-size="10pt" fo:language="en" fo:country="US" fo:font-weight="bold" style:font-size-asian="10pt" style:font-weight-asian="bold" style:font-name-complex="Arial1" style:font-size-complex="10pt"/>
    </style:style>
    <style:style style:name="P29" style:family="paragraph" style:parent-style-name="List_20_Paragraph">
      <style:paragraph-properties fo:margin-left="0cm" fo:margin-right="0cm" fo:text-align="justify" style:justify-single-word="false" fo:text-indent="0cm" style:auto-text-indent="false"/>
    </style:style>
    <style:style style:name="P30" style:family="paragraph" style:parent-style-name="List_20_Paragraph">
      <style:paragraph-properties fo:margin-left="0cm" fo:margin-right="0cm" fo:text-indent="0cm" style:auto-text-indent="false"/>
      <style:text-properties style:font-name="Arial" fo:font-size="10pt" style:font-size-asian="10pt" style:font-name-complex="Arial1" style:font-size-complex="10pt"/>
    </style:style>
    <style:style style:name="P31" style:family="paragraph" style:parent-style-name="List_20_Paragraph">
      <style:paragraph-properties fo:margin-left="0cm" fo:margin-right="0cm" fo:text-align="center" style:justify-single-word="false" fo:text-indent="0cm" style:auto-text-indent="false"/>
      <style:text-properties style:font-name="Arial" fo:font-size="10pt" style:font-size-asian="10pt" style:font-name-complex="Arial1" style:font-size-complex="10pt"/>
    </style:style>
    <style:style style:name="P32" style:family="paragraph" style:parent-style-name="List_20_Paragraph">
      <style:paragraph-properties fo:margin-left="0cm" fo:margin-right="0cm" fo:text-align="justify" style:justify-single-word="false" fo:text-indent="0cm" style:auto-text-indent="false"/>
      <style:text-properties style:font-name="Arial" fo:font-size="10pt" style:font-size-asian="10pt" style:font-name-complex="Arial1" style:font-size-complex="10pt"/>
    </style:style>
    <style:style style:name="P33" style:family="paragraph" style:parent-style-name="List_20_Paragraph">
      <style:paragraph-properties fo:margin-left="0cm" fo:margin-right="0cm" fo:text-align="justify" style:justify-single-word="false" fo:text-indent="0cm" style:auto-text-indent="false"/>
      <style:text-properties style:font-name="Arial" fo:font-size="10pt" fo:language="en" fo:country="US" style:font-size-asian="10pt" style:font-name-complex="Arial1" style:font-size-complex="10pt"/>
    </style:style>
    <style:style style:name="P34" style:family="paragraph" style:parent-style-name="List_20_Paragraph">
      <style:paragraph-properties fo:margin-left="0cm" fo:margin-right="0cm" fo:text-align="justify" style:justify-single-word="false" fo:text-indent="0cm" style:auto-text-indent="false"/>
      <style:text-properties fo:color="#000000" style:font-name="Arial" fo:font-size="10pt" fo:font-weight="bold" style:font-size-asian="10pt" style:font-weight-asian="bold" style:font-name-complex="Arial1" style:font-size-complex="10pt"/>
    </style:style>
    <style:style style:name="P35" style:family="paragraph" style:parent-style-name="List_20_Paragraph">
      <style:paragraph-properties fo:margin-left="0cm" fo:margin-right="0cm" fo:text-align="justify" style:justify-single-word="false" fo:text-indent="0cm" style:auto-text-indent="false"/>
      <style:text-properties fo:color="#000000" style:font-name="Tahoma" fo:font-size="10pt" style:font-size-asian="10pt" style:font-name-complex="Arial1" style:font-size-complex="10pt"/>
    </style:style>
    <style:style style:name="P36" style:family="paragraph" style:parent-style-name="List_20_Paragraph">
      <style:paragraph-properties fo:margin-left="0cm" fo:margin-right="0cm" fo:text-align="justify" style:justify-single-word="false" fo:text-indent="0cm" style:auto-text-indent="false"/>
      <style:text-properties style:font-name="Tahoma" fo:font-size="10pt" fo:font-weight="bold" style:font-size-asian="10pt" style:font-weight-asian="bold" style:font-size-complex="10pt"/>
    </style:style>
    <style:style style:name="P37" style:family="paragraph" style:parent-style-name="List_20_Paragraph">
      <style:paragraph-properties fo:margin-left="0cm" fo:margin-right="0cm" fo:text-align="center" style:justify-single-word="false" fo:text-indent="0cm" style:auto-text-indent="false"/>
    </style:style>
    <style:style style:name="P38"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39" style:family="paragraph" style:parent-style-name="Text_20_body">
      <style:paragraph-properties fo:margin-left="0cm" fo:margin-right="0cm" fo:margin-top="0cm" fo:margin-bottom="0cm" loext:contextual-spacing="false" fo:text-indent="0cm" style:auto-text-indent="false"/>
    </style:style>
    <style:style style:name="P40"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T1" style:family="text">
      <style:text-properties fo:color="#00000a" style:font-name="Arial" fo:font-style="normal" fo:font-weight="normal" style:font-style-asian="normal" style:font-weight-asian="normal" style:font-name-complex="Arial1" style:font-size-complex="10pt"/>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font-style="normal" fo:font-weight="bold" style:font-name-asian="F" style:font-size-asian="11pt" style:font-style-asian="normal" style:font-weight-asian="bold" style:font-name-complex="Arial1" style:font-size-complex="10pt"/>
    </style:style>
    <style:style style:name="T6" style:family="text">
      <style:text-properties style:font-name="Arial" fo:font-size="10pt" style:font-size-asian="10pt" style:font-name-complex="Arial1" style:font-size-complex="10pt"/>
    </style:style>
    <style:style style:name="T7" style:family="text">
      <style:text-properties style:font-name="Arial" fo:font-size="10pt" fo:language="es" fo:country="CO" fo:font-weight="bold" style:font-size-asian="10pt" style:font-weight-asian="bold" style:font-name-complex="Arial1" style:font-size-complex="10pt"/>
    </style:style>
    <style:style style:name="T8" style:family="text">
      <style:text-properties style:font-name="Arial" fo:font-size="10pt" fo:font-weight="bold" style:font-size-asian="10pt" style:font-weight-asian="bold" style:font-name-complex="Arial1" style:font-size-complex="10pt" style:font-weight-complex="bold"/>
    </style:style>
    <style:style style:name="T9" style:family="text">
      <style:text-properties style:font-name="Arial" fo:language="es" fo:country="ES" fo:font-weight="bold" style:font-weight-asian="bold" style:font-name-complex="Arial1" style:language-complex="ar" style:country-complex="SA"/>
    </style:style>
    <style:style style:name="T10" style:family="text">
      <style:text-properties fo:color="#ffffff" style:font-name="Arial" fo:font-size="10pt" fo:language="en" fo:country="US" fo:font-weight="bold" style:font-size-asian="10pt" style:font-weight-asian="bold" style:font-name-complex="Arial1" style:font-size-complex="10pt"/>
    </style:style>
    <style:style style:name="T11" style:family="text">
      <style:text-properties fo:color="#ffffff" style:font-name="Arial" fo:font-size="10pt" fo:font-weight="bold" style:font-size-asian="10pt" style:font-weight-asian="bold" style:font-name-complex="Arial1" style:font-size-complex="10pt"/>
    </style:style>
    <style:style style:name="T12" style:family="text">
      <style:text-properties fo:color="#002060" style:font-name="Arial" fo:font-size="10pt" style:font-size-asian="10pt" style:font-name-complex="Arial1" style:font-size-complex="10pt"/>
    </style:style>
    <style:style style:name="T13" style:family="text">
      <style:text-properties fo:color="#002060" style:font-name="Arial" fo:font-size="10pt" fo:language="en" fo:country="US" fo:font-weight="bold" style:font-size-asian="10pt" style:font-weight-asian="bold" style:font-name-complex="Arial1" style:font-size-complex="10pt"/>
    </style:style>
    <style:style style:name="T14" style:family="text">
      <style:text-properties fo:color="#002060" style:font-name="Arial" fo:font-size="10pt" fo:language="es" fo:country="CO" style:font-size-asian="10pt" style:font-name-complex="Arial1" style:font-size-complex="10pt"/>
    </style:style>
    <style:style style:name="T15" style:family="text">
      <style:text-properties fo:color="#002060" style:font-name="Arial" fo:font-size="10pt" fo:language="es" fo:country="CO" fo:font-weight="bold" style:font-size-asian="10pt" style:font-weight-asian="bold" style:font-name-complex="Arial1" style:font-size-complex="10pt"/>
    </style:style>
    <style:style style:name="T16" style:family="text">
      <style:text-properties style:font-name="Tahoma" fo:font-size="10pt" style:font-size-asian="10pt" style:font-size-complex="10pt"/>
    </style:style>
    <style:style style:name="T17" style:family="text">
      <style:text-properties style:font-name="Tahoma" fo:font-size="10pt" fo:font-weight="bold" style:font-size-asian="10pt" style:font-weight-asian="bold" style:font-size-complex="10pt"/>
    </style:style>
    <style:style style:name="T18" style:family="text">
      <style:text-properties fo:language="es" fo:country="CO" fo:font-weight="bold" style:font-weight-asian="bold" style:font-name-complex="Arial1"/>
    </style:style>
    <style:style style:name="T19" style:family="text">
      <style:text-properties fo:font-size="8pt" fo:language="es" fo:country="ES" fo:font-weight="bold" style:font-size-asian="8pt" style:font-weight-asian="bold" style:font-name-complex="Arial1" style:font-size-complex="8pt"/>
    </style:style>
    <style:style style:name="T20" style:family="text">
      <style:text-properties fo:font-size="8pt" fo:language="es" fo:country="ES" style:font-size-asian="8pt" style:font-name-complex="Arial1" style:font-size-complex="8pt"/>
    </style:style>
    <style:style style:name="T21" style:family="text">
      <style:text-properties fo:font-weight="bold" style:font-weight-asian="bold"/>
    </style:style>
    <style:style style:name="T22" style:family="text">
      <style:text-properties fo:font-weight="bold" style:font-weight-asian="bold" style:font-name-complex="Arial1"/>
    </style:style>
    <style:style style:name="T23" style:family="text">
      <style:text-properties fo:language="es" fo:country="ES" style:font-name-complex="Arial1"/>
    </style:style>
    <style:style style:name="T24" style:family="text">
      <style:text-properties fo:color="#000000" style:font-name="Arial" fo:font-size="10pt" style:font-size-asian="10pt" style:font-name-complex="Arial1" style:font-size-complex="10pt"/>
    </style:style>
    <style:style style:name="T25" style:family="text">
      <style:text-properties fo:color="#000000" style:font-name="Tahoma" fo:font-size="10pt" fo:font-weight="bold" style:font-size-asian="10pt" style:font-weight-asian="bold" style:font-name-complex="Arial1" style:font-size-complex="10pt"/>
    </style:style>
    <style:style style:name="T26" style:family="text">
      <style:text-properties fo:color="#000000" style:font-name="Tahoma" fo:font-size="10pt" style:font-size-asian="10pt" style:font-name-complex="Arial1" style:font-size-complex="10pt"/>
    </style:style>
    <style:style style:name="T27"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28" style:family="text">
      <style:text-properties fo:color="#000000" style:font-name="Consolas" fo:font-size="9.5pt" fo:background-color="#ffffff" loext:char-shading-value="0" style:font-size-asian="9.5pt" style:font-name-complex="Arial1" style:font-size-complex="10pt"/>
    </style:style>
    <style:style style:name="T29" style:family="text">
      <style:text-properties fo:color="#000000" style:font-name="Consolas" fo:font-size="9.5pt" fo:background-color="#ffffff" loext:char-shading-value="0" style:font-size-asian="9.5pt"/>
    </style:style>
    <style:style style:name="T30" style:family="text">
      <style:text-properties fo:color="#808080" style:font-name="Arial" fo:font-size="10pt" fo:language="en" fo:country="US" fo:font-weight="bold" style:font-size-asian="10pt" style:font-weight-asian="bold"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span text:style-name="Subtle_20_Emphasis"><text:span text:style-name="T1">SOLICITUD DE PRUEBAS</text:span></text:span></text:h>
      <text:p text:style-name="P1"><text:span text:style-name="Subtle_20_Emphasis"><text:span text:style-name="T5">Subdirección de Desarrollo y Tecnología</text:span></text:span></text:p>
      <text:p text:style-name="P3"/>
      <text:p text:style-name="P4"><text:span text:style-name="T6">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5"/>
      <table:table table:name="Tabla1" table:style-name="Tabla1">
        <table:table-column table:style-name="Tabla1.A"/>
        <table:table-column table:style-name="Tabla1.B"/>
        <table:table-row table:style-name="Tabla1.1">
          <table:table-cell table:style-name="Tabla1.A1" table:number-columns-spanned="2" office:value-type="string">
            <text:list xml:id="list6556485143951342522" text:style-name="WWNum1">
              <text:list-item>
                <text:p text:style-name="P18"><text:span text:style-name="T10">DATOS GENERALES</text:span></text:p>
              </text:list-item>
            </text:list>
          </table:table-cell>
          <table:covered-table-cell/>
        </table:table-row>
        <table:table-row table:style-name="Tabla1.1">
          <table:table-cell table:style-name="Tabla1.A1" office:value-type="string">
            <text:p text:style-name="P7"><text:span text:style-name="T10">Nombre del Proyecto</text:span></text:p>
          </table:table-cell>
          <table:table-cell table:style-name="Tabla1.B2" office:value-type="string">
            <text:p text:style-name="P7"><text:span text:style-name="T16">Proyecto Talentos Para El Empleo - BECAS</text:span></text:p>
          </table:table-cell>
        </table:table-row>
        <table:table-row table:style-name="Tabla1.1">
          <table:table-cell table:style-name="Tabla1.A1" office:value-type="string">
            <text:p text:style-name="P7"><text:span text:style-name="T10">Fecha de Solicitud</text:span></text:p>
          </table:table-cell>
          <table:table-cell table:style-name="Tabla1.B2" office:value-type="string">
            <text:p text:style-name="P7"><text:span text:style-name="T6">04 de Abril de 2015</text:span></text:p>
          </table:table-cell>
        </table:table-row>
        <table:table-row table:style-name="Tabla1.1">
          <table:table-cell table:style-name="Tabla1.A1" office:value-type="string">
            <text:p text:style-name="P7"><text:span text:style-name="T10">Módulo a Probar</text:span></text:p>
          </table:table-cell>
          <table:table-cell table:style-name="Tabla1.B2" office:value-type="string">
            <text:p text:style-name="P7"><text:span text:style-name="T6">Nuevo Módulo de Seguimiento</text:span></text:p>
          </table:table-cell>
        </table:table-row>
      </table:table>
      <text:p text:style-name="P2"/>
      <text:p text:style-name="P3"/>
      <table:table table:name="Tabla3" table:style-name="Tabla3">
        <table:table-column table:style-name="Tabla3.A"/>
        <table:table-column table:style-name="Tabla3.B"/>
        <table:table-row table:style-name="Tabla3.1">
          <table:table-cell table:style-name="Tabla3.A1" table:number-columns-spanned="2" office:value-type="string">
            <text:list xml:id="list91252506746742" text:continue-numbering="true" text:style-name="WWNum1">
              <text:list-item>
                <text:p text:style-name="P19"><text:span text:style-name="T10">REQUERIMIENTO PARA LA PRUEBA</text:span></text:p>
              </text:list-item>
            </text:list>
          </table:table-cell>
          <table:covered-table-cell/>
        </table:table-row>
        <table:table-row table:style-name="Tabla3.1">
          <table:table-cell table:style-name="Tabla3.A2" table:number-columns-spanned="2" office:value-type="string">
            <text:p text:style-name="P28"/>
          </table:table-cell>
          <table:covered-table-cell/>
        </table:table-row>
        <table:table-row table:style-name="Tabla3.1">
          <table:table-cell table:style-name="Tabla3.A3" office:value-type="string">
            <text:p text:style-name="Standard"><text:span text:style-name="T11">Nombre del requerimiento o proceso</text:span></text:p>
          </table:table-cell>
          <table:table-cell table:style-name="Tabla3.B3" office:value-type="string">
            <text:p text:style-name="P29"><text:span text:style-name="T16">Módulo de Seguimiento</text:span></text:p>
          </table:table-cell>
        </table:table-row>
        <table:table-row table:style-name="Tabla3.1">
          <table:table-cell table:style-name="Tabla3.A1" office:value-type="string">
            <text:p text:style-name="Standard"><text:span text:style-name="T11">Ambiente de Pruebas</text:span></text:p>
            <text:p text:style-name="P9"/>
            <text:p text:style-name="P9"/>
            <text:p text:style-name="P9"/>
            <text:p text:style-name="P9"/>
            <text:p text:style-name="P9"/>
            <text:p text:style-name="P9"/>
            <text:p text:style-name="P9"/>
            <text:p text:style-name="P9"/>
          </table:table-cell>
          <table:table-cell table:style-name="Tabla3.B4" office:value-type="string">
            <text:p text:style-name="P1"/>
            <table:table table:name="Tabla2" table:style-name="Tabla2">
              <table:table-column table:style-name="Tabla2.A"/>
              <table:table-column table:style-name="Tabla2.B"/>
              <table:table-row table:style-name="Tabla2.1">
                <table:table-cell table:style-name="Tabla2.A1" office:value-type="string">
                  <text:p text:style-name="P15"/>
                </table:table-cell>
                <table:table-cell table:style-name="Tabla2.B1" office:value-type="string">
                  <text:p text:style-name="P16"><text:span text:style-name="T18">Información</text:span></text:p>
                </table:table-cell>
              </table:table-row>
              <table:table-row table:style-name="Tabla2.2">
                <table:table-cell table:style-name="Tabla2.A2" office:value-type="string">
                  <text:p text:style-name="P17"><text:span text:style-name="T22">URL Pruebas</text:span></text:p>
                </table:table-cell>
                <table:table-cell table:style-name="Tabla2.A2" office:value-type="string">
                  <text:p text:style-name="P17"><text:span text:style-name="T23">http://Desarrollo-003/</text:span></text:p>
                </table:table-cell>
              </table:table-row>
              <table:table-row table:style-name="Tabla2.1">
                <table:table-cell table:style-name="Tabla2.A2" office:value-type="string">
                  <text:p text:style-name="P17"><text:span text:style-name="T22">Versión aplicativo</text:span></text:p>
                </table:table-cell>
                <table:table-cell table:style-name="Tabla2.A2" office:value-type="string">
                  <text:p text:style-name="P17"><text:span text:style-name="T23">V - 4.0</text:span></text:p>
                </table:table-cell>
              </table:table-row>
              <table:table-row table:style-name="Tabla2.1">
                <table:table-cell table:style-name="Tabla2.A2" office:value-type="string">
                  <text:p text:style-name="P17"><text:span text:style-name="T22">Usuario</text:span></text:p>
                </table:table-cell>
                <table:table-cell table:style-name="Tabla2.A2" office:value-type="string">
                  <text:p text:style-name="P17"><text:span text:style-name="T23">800226265</text:span></text:p>
                </table:table-cell>
              </table:table-row>
              <table:table-row table:style-name="Tabla2.1">
                <table:table-cell table:style-name="Tabla2.A2" office:value-type="string">
                  <text:p text:style-name="P17"><text:span text:style-name="T22">Contraseña</text:span></text:p>
                </table:table-cell>
                <table:table-cell table:style-name="Tabla2.A2" office:value-type="string">
                  <text:p text:style-name="P17"><text:span text:style-name="T23">153425036</text:span></text:p>
                </table:table-cell>
              </table:table-row>
              <table:table-row table:style-name="Tabla2.6">
                <table:table-cell table:style-name="Tabla2.A2" office:value-type="string">
                  <text:p text:style-name="P17"><text:span text:style-name="T22">¿Ambiente de pruebas?</text:span></text:p>
                </table:table-cell>
                <table:table-cell table:style-name="Tabla2.A2" office:value-type="string">
                  <text:p text:style-name="P17"><text:span text:style-name="T23">Si</text:span></text:p>
                </table:table-cell>
              </table:table-row>
            </table:table>
            <text:p text:style-name="P31"/>
            <text:p text:style-name="P30"/>
          </table:table-cell>
        </table:table-row>
        <table:table-row table:style-name="Tabla3.1">
          <table:table-cell table:style-name="Tabla3.A1" office:value-type="string">
            <text:p text:style-name="Standard"><text:span text:style-name="T11">Alcance de la prueba</text:span></text:p>
          </table:table-cell>
          <table:table-cell table:style-name="Tabla3.B5" office:value-type="string">
            <text:p text:style-name="P34"/>
            <text:p text:style-name="P29"><text:span text:style-name="T24">Validar proceso de control y seguimiento </text:span></text:p>
            <text:p text:style-name="P32"/>
          </table:table-cell>
        </table:table-row>
        <table:table-row table:style-name="Tabla3.1">
          <table:table-cell table:style-name="Tabla3.A1" office:value-type="string">
            <text:p text:style-name="Standard"><text:span text:style-name="T11">Funcionalidades a verificar</text:span></text:p>
          </table:table-cell>
          <table:table-cell table:style-name="Tabla3.B6" office:value-type="string">
            <text:p text:style-name="P34"/>
            <text:p text:style-name="Standard"><text:span text:style-name="T16">P-001 <text:s/>Generación de Planilla de Seguimiento</text:span></text:p>
            <text:p text:style-name="Standard"><text:span text:style-name="T16">P-002 <text:s/>Listado de Planillas de Seguimiento</text:span></text:p>
            <text:p text:style-name="Standard"><text:span text:style-name="T16">P-003 <text:s/>Descargar Planilla Generada</text:span></text:p>
            <text:p text:style-name="Standard"><text:span text:style-name="T16">P-004 <text:s/>Formalizar Planilla</text:span></text:p>
            <text:p text:style-name="Standard"><text:span text:style-name="T16">P-005 <text:s/>Visualizar Planilla</text:span></text:p>
            <text:p text:style-name="Standard"><text:span text:style-name="T16">P-006 <text:s/>Registrar Novedad </text:span></text:p>
            <text:p text:style-name="P10"/>
          </table:table-cell>
        </table:table-row>
        <table:table-row table:style-name="Tabla3.1">
          <table:table-cell table:style-name="Tabla3.A1" office:value-type="string">
            <text:p text:style-name="P8"/>
            <text:p text:style-name="Standard"><text:span text:style-name="T11">Caso de Prueba 1</text:span></text:p>
            <text:p text:style-name="P8"/>
          </table:table-cell>
          <table:table-cell table:style-name="Tabla3.B7" office:value-type="string">
            <text:p text:style-name="P29"><text:span text:style-name="T17">P-001 | </text:span><text:span text:style-name="T25">Generación de Planilla de Seguimiento</text:span><text:span text:style-name="T17">.</text:span></text:p>
            <text:p text:style-name="P35"/>
            <text:list xml:id="list3069116937710090516" text:style-name="WWNum2">
              <text:list-item>
                <text:p text:style-name="P21"><text:span text:style-name="T16">Ingresar a la funcionalidad de “Generar Planilla de Seguimiento” dentro del ítem de menú “Seguimiento”.</text:span></text:p>
              </text:list-item>
              <text:list-item>
                <text:p text:style-name="P21"><text:span text:style-name="T16">El botón Generar Planilla debe validar las siguientes características:</text:span></text:p>
                <text:list>
                  <text:list-item>
                    <text:p text:style-name="P21"><text:span text:style-name="T16">Debe seleccionar un Programa.</text:span></text:p>
                  </text:list-item>
                  <text:list-item>
                    <text:p text:style-name="P21"><text:span text:style-name="T16">Debe seleccionar una Jornada.</text:span></text:p>
                  </text:list-item>
                  <text:list-item>
                    <text:p text:style-name="P21"><text:soft-page-break/><text:span text:style-name="T16">Debe seleccionar una Fecha mayor o igual a fecha actual.</text:span></text:p>
                  </text:list-item>
                  <text:list-item>
                    <text:p text:style-name="P21"><text:span text:style-name="T16">La planilla sólo se puede generar, sí el programa y jornada seleccionados no tienen otra planilla con el estado generado. </text:span></text:p>
                  </text:list-item>
                  <text:list-item>
                    <text:p text:style-name="P21"><text:span text:style-name="T16">La planilla sólo se puede generar, sí y sólo sí, la fecha del programa y jornada seleccionados, es mayor a los registros existentes de planillas con estado cerrada y novedad.</text:span></text:p>
                  </text:list-item>
                </text:list>
              </text:list-item>
              <text:list-item>
                <text:p text:style-name="P21"><text:span text:style-name="T16">El resultado del botón Generar Planilla es un documento en formato PDF con los datos del Departamento, Municipio, Institución, Sede, Programa, Jornada, fecha de la clase y los beneficiarios matriculados. </text:span></text:p>
              </text:list-item>
              <text:list-item>
                <text:p text:style-name="P21"><text:span text:style-name="T16">La planilla descargada debe contener en la parte inferior “Pie de Página” dos fechas con el formato YYYY-MM-DD HH:MM:SS, en donde la primera que aparece es la fecha en la que se generó la planilla y la segunda es la fecha cuando se descargó la planilla. </text:span></text:p>
              </text:list-item>
            </text:list>
            <text:p text:style-name="P29"><text:span text:style-name="T16"><text:s text:c="2"/></text:span></text:p>
            <text:p text:style-name="P29"><text:span text:style-name="T17">P-002 | </text:span><text:span text:style-name="T25">Listado de Planillas de Seguimiento</text:span><text:span text:style-name="T17">.</text:span></text:p>
            <text:p text:style-name="P35"/>
            <text:list xml:id="list1738479246249726534" text:style-name="WWNum3">
              <text:list-item>
                <text:p text:style-name="P22"><text:span text:style-name="T16">Ingresar a la funcionalidad de “Consultar Planilla de Seguimiento” dentro del ítem de menú “Seguimiento”.</text:span></text:p>
              </text:list-item>
              <text:list-item>
                <text:p text:style-name="P22"><text:span text:style-name="T16">Filtrar el listado de planillas mediante las listas de selección de programa y jornada y dar clic en el botón Consultar.</text:span></text:p>
              </text:list-item>
              <text:list-item>
                <text:p text:style-name="P22"><text:span text:style-name="T16">El listado de planilla debe mostrar únicamente las planillas correspondientes al programa y jornada consultados.</text:span></text:p>
              </text:list-item>
              <text:list-item>
                <text:p text:style-name="P22"><text:span text:style-name="T16">El listado se debe mostrar organizado por fecha de la planilla de forma descendente.</text:span></text:p>
              </text:list-item>
              <text:list-item>
                <text:p text:style-name="P22"><text:span text:style-name="T16">Como segundo criterio de organización, el listado se debe mostrar organizado por el estado de la planilla, siguiendo el siguiente orden: GENERADA, CERRADA, NOVEDAD Y ANULADA. <text:s text:c="3"/></text:span></text:p>
              </text:list-item>
            </text:list>
            <text:p text:style-name="P27"/>
            <text:p text:style-name="P29"><text:span text:style-name="T17">P-003 | </text:span><text:span text:style-name="T25">Descargar Planilla Generada</text:span><text:span text:style-name="T17">.</text:span></text:p>
            <text:p text:style-name="P35"/>
            <text:list xml:id="list3209413982441620844" text:style-name="WWNum4">
              <text:list-item>
                <text:p text:style-name="P23"><text:span text:style-name="T16">Ingresar a la funcionalidad de “Consultar Planilla de Seguimiento” dentro del ítem de menú “Seguimiento”.</text:span></text:p>
              </text:list-item>
              <text:list-item>
                <text:p text:style-name="P23"><text:span text:style-name="T16">Filtrar el listado de planillas mediante las listas de selección de programa y jornada y dar clic en el botón Consultar.</text:span></text:p>
              </text:list-item>
              <text:list-item>
                <text:p text:style-name="P23"><text:span text:style-name="T16">Verificar que sólo las planillas con estado GENERADA, tengan activo el botón Descargar Planilla “D”.</text:span></text:p>
              </text:list-item>
              <text:list-item>
                <text:p text:style-name="P23"><text:span text:style-name="T16">La planilla descargada debe contener en la parte inferior “Pie de Página” dos fechas con el formato YYYY-MM-DD HH:MM:SS, en donde la primera que aparece es la fecha en la que se generó la planilla y la segunda es la fecha cuándo se descargo la planilla. </text:span></text:p>
              </text:list-item>
              <text:list-item>
                <text:p text:style-name="P23"><text:span text:style-name="T16">Cada vez que se descargue la planilla la fecha de descarga se debe actualizar automáticamente. <text:s text:c="3"/></text:span></text:p>
              </text:list-item>
            </text:list>
            <text:p text:style-name="P27"/>
            <text:p text:style-name="P29"><text:span text:style-name="T17">P-004 | </text:span><text:span text:style-name="T25">Formalizar Planilla</text:span><text:span text:style-name="T17">.</text:span></text:p>
            <text:p text:style-name="P35"><text:soft-page-break/></text:p>
            <text:list xml:id="list1431409403509800570" text:style-name="WWNum5">
              <text:list-item>
                <text:p text:style-name="P24"><text:span text:style-name="T16">Ingresar a la funcionalidad de “Consultar Planilla de Seguimiento” dentro del ítem de menú “Seguimiento”.</text:span></text:p>
              </text:list-item>
              <text:list-item>
                <text:p text:style-name="P24"><text:span text:style-name="T16">Filtrar el listado de planillas mediante las listas de selección de programa y jornada y dar clic en el botón Consultar.</text:span></text:p>
              </text:list-item>
              <text:list-item>
                <text:p text:style-name="P24"><text:span text:style-name="T16">Verificar que sólo las planillas con estado GENERADA, tengan activo el botón Formalizar Planilla “F”.</text:span></text:p>
              </text:list-item>
              <text:list-item>
                <text:p text:style-name="P24"><text:span text:style-name="T16">El usuario debe ingresar en el campo Código Planilla, el código de la planilla que aparece en la parte superior del PDF descargado. Si el usuario no tiene este código no puede continuar con el proceso de Formalizar Planilla.</text:span></text:p>
              </text:list-item>
              <text:list-item>
                <text:p text:style-name="P24"><text:span text:style-name="T16">Después de validar el Código de Planilla, aparecerá en pantalla un listado con los beneficiarios matriculados en el curso con los campos Nombre Completo “Primer Apellido, Segundo Apellido, Primer Nombre, Segundo Nombre”, Tipo y número de documento de identidad, teléfono y celular. Al final de cada registro de los beneficiarios matriculados, debe aparecer una columna con un cuadro de selección para indicar la asistencia del beneficiario. </text:span></text:p>
              </text:list-item>
              <text:list-item>
                <text:p text:style-name="P24"><text:span text:style-name="T16">El cuadro de selección con la marca de selección activa indicará que el beneficiario asistió a la clase en la fecha programada. De lo contrario, indicará que no asistió.</text:span></text:p>
              </text:list-item>
              <text:list-item>
                <text:p text:style-name="P24"><text:bookmark-start text:name="__DdeLink__325_1423925858"/><text:span text:style-name="T26">En la parte de abajo aparece un selector de documentos para poder subir al sistema la planilla diligenciada como soporte de evidencia del control de asistencia. Sólo acepta los siguientes formatos de archivos: </text:span><text:span text:style-name="T28">"bmp"</text:span><text:span text:style-name="T29">, "gif", "png", "jpg", "jpeg", "doc" y "pdf".</text:span><text:bookmark-end text:name="__DdeLink__325_1423925858"/><text:span text:style-name="T29"> Este campo es obligatorio.</text:span></text:p>
              </text:list-item>
              <text:list-item>
                <text:p text:style-name="P24"><text:span text:style-name="T26">El botón Guardar y Cerrar Planilla, ejecutará la acción de cambiar el estado la planilla a CERRADA y subirá la evidencia al sistema. </text:span></text:p>
              </text:list-item>
            </text:list>
            <text:p text:style-name="P36"/>
            <text:p text:style-name="P29"><text:span text:style-name="T17">P-005 | </text:span><text:span text:style-name="T25">Visualizar Planilla</text:span><text:span text:style-name="T17">.</text:span></text:p>
            <text:p text:style-name="P35"/>
            <text:list xml:id="list960696655573842298" text:style-name="WWNum6">
              <text:list-item>
                <text:p text:style-name="P25"><text:span text:style-name="T16">Ingresar a la funcionalidad de “Consultar Planilla de Seguimiento” dentro del ítem de menú “Seguimiento”.</text:span></text:p>
              </text:list-item>
              <text:list-item>
                <text:p text:style-name="P25"><text:span text:style-name="T16">Filtrar el listado de planillas mediante las listas de selección de programa y jornada y dar clic en el botón Consultar.</text:span></text:p>
              </text:list-item>
              <text:list-item>
                <text:p text:style-name="P25"><text:span text:style-name="T16">Verificar que sólo las planillas con estado CERRADA y CERRADA CON NOVEDAD , tengan activo el botón Visualizar Planilla “V”.</text:span></text:p>
              </text:list-item>
              <text:list-item>
                <text:p text:style-name="P25"><text:span text:style-name="T16">En esta opción aparecerá un listado de los beneficiarios matriculados, tal como se muestra en la funcionalidad de Formalizar Planilla, la única diferencia es que la columna de los cuadros de selección se encuentran de solo lectura.</text:span></text:p>
              </text:list-item>
              <text:list-item>
                <text:p text:style-name="P25"><text:span text:style-name="T16">Estos cuadros de selección se mostraran con selección activa si cuando se formalizó la planilla se selecciono como activa. De lo contrario aparecerá como selección inactiva.</text:span></text:p>
              </text:list-item>
              <text:list-item>
                <text:p text:style-name="P25"><text:span text:style-name="T16">En esta pantalla aparece también un botón “Descargar Planilla”, el cuál descargará el documento ingresado al sistema como evidencia de la planilla diligenciada.</text:span></text:p>
              </text:list-item>
              <text:list-item>
                <text:p text:style-name="P25"><text:span text:style-name="T16">En algunas ocasiones, podrá aparecer el botón “Descargar </text:span><text:soft-page-break/><text:span text:style-name="T16">Novedad”, en el cuál se descargará el soporte ingresado al sistema como evidencia de la novedad generada. <text:s text:c="2"/></text:span></text:p>
              </text:list-item>
            </text:list>
            <text:p text:style-name="P20"/>
            <text:p text:style-name="P29"><text:span text:style-name="T17">P-006 | Registrar Novedad</text:span><text:span text:style-name="T25"> Planilla</text:span><text:span text:style-name="T17">.</text:span></text:p>
            <text:p text:style-name="P35"/>
            <text:list xml:id="list7214501537596322614" text:style-name="WWNum7">
              <text:list-item>
                <text:p text:style-name="P26"><text:span text:style-name="T16">Ingresar a la funcionalidad de “Consultar Planilla de Seguimiento” dentro del ítem de menú “Seguimiento”.</text:span></text:p>
              </text:list-item>
              <text:list-item>
                <text:p text:style-name="P26"><text:span text:style-name="T16">Filtrar el listado de planillas mediante las listas de selección de programa y jornada y dar clic en el botón Consultar.</text:span></text:p>
              </text:list-item>
              <text:list-item>
                <text:p text:style-name="P26"><text:span text:style-name="T16">Verificar que sólo las planillas con estado CERRADA, tengan activo el botón Registrar Novedad “N”.</text:span></text:p>
              </text:list-item>
              <text:list-item>
                <text:p text:style-name="P26"><text:span text:style-name="T26">En el formulario para registrar una novedad, aparece un campo de observación en el cuál el usuario debe ingresar en él, la justificación de la novedad. Este es un campo obligatorio.</text:span></text:p>
              </text:list-item>
              <text:list-item>
                <text:p text:style-name="P26"><text:span text:style-name="T26">Así mismo, en la parte de abajo aparece un selector de documentos para poder subir al sistema un documento como soporte de evidencia de la novedad. Sólo acepta los siguientes formatos de archivos: </text:span><text:span text:style-name="T28">"bmp", "gif", "png", "jpg", "jpeg", "doc" y "pdf". Este campo es obligatorio.</text:span></text:p>
              </text:list-item>
              <text:list-item>
                <text:p text:style-name="P26"><text:span text:style-name="T26"><text:s/></text:span><text:bookmark text:name="_GoBack"/><text:span text:style-name="T26">El estado debe cambiar a Cerrada con Novedad</text:span></text:p>
              </text:list-item>
            </text:list>
          </table:table-cell>
        </table:table-row>
        <table:table-row table:style-name="Tabla3.1">
          <table:table-cell table:style-name="Tabla3.A1" office:value-type="string">
            <text:p text:style-name="Standard"><text:span text:style-name="T11">Documentos anexos</text:span></text:p>
            <text:p text:style-name="P8"/>
          </table:table-cell>
          <table:table-cell table:style-name="Tabla3.B8" office:value-type="string">
            <text:p text:style-name="P33"/>
            <text:p text:style-name="P29"><text:span text:style-name="T30">N/A</text:span></text:p>
            <text:p text:style-name="P33"/>
            <text:p text:style-name="P33"/>
            <text:p text:style-name="P33"><text:bookmark text:name="_Toc447095880"/><text:bookmark text:name="_Toc456600917"/><text:bookmark text:name="_Toc456598586"/></text:p>
          </table:table-cell>
        </table:table-row>
      </table:table>
      <text:p text:style-name="P2"/>
      <text:p text:style-name="P2"/>
      <table:table table:name="Tabla5" table:style-name="Tabla5">
        <table:table-column table:style-name="Tabla5.A"/>
        <table:table-column table:style-name="Tabla5.B"/>
        <table:table-row table:style-name="Tabla5.1">
          <table:table-cell table:style-name="Tabla5.A1" table:number-columns-spanned="2" office:value-type="string">
            <text:list xml:id="list91253177798503" text:continue-list="list91252506746742" text:style-name="WWNum1">
              <text:list-item>
                <text:p text:style-name="P19"><text:span text:style-name="T10">FIRMAS </text:span></text:p>
              </text:list-item>
            </text:list>
          </table:table-cell>
          <table:covered-table-cell/>
        </table:table-row>
        <table:table-row table:style-name="Tabla5.1">
          <table:table-cell table:style-name="Tabla5.A2" table:number-columns-spanned="2" office:value-type="string">
            <text:p text:style-name="P37"><text:span text:style-name="T7">POR PARTE DE LOS SOLICITANTES</text:span></text:p>
          </table:table-cell>
          <table:covered-table-cell/>
        </table:table-row>
        <table:table-row table:style-name="Tabla5.1">
          <table:table-cell table:style-name="Tabla5.A2" office:value-type="string">
            <text:p text:style-name="P40"><text:span text:style-name="T9">Nombre</text:span></text:p>
          </table:table-cell>
          <table:table-cell table:style-name="Tabla5.A2" office:value-type="string">
            <text:p text:style-name="P40"><text:span text:style-name="T9">Rol</text:span></text:p>
          </table:table-cell>
        </table:table-row>
        <table:table-row table:style-name="Tabla5.4">
          <table:table-cell table:style-name="Tabla5.A4" office:value-type="string">
            <text:p text:style-name="P39"><text:span text:style-name="T9">Jhony Alexander Rocha Avendaño</text:span></text:p>
          </table:table-cell>
          <table:table-cell table:style-name="Tabla5.A4" office:value-type="string">
            <text:p text:style-name="P38"><text:span text:style-name="T27">Desarrollador</text:span></text:p>
          </table:table-cell>
        </table:table-row>
        <table:table-row table:style-name="Tabla5.4">
          <table:table-cell table:style-name="Tabla5.A4" office:value-type="string">
            <text:p text:style-name="P39"><text:span text:style-name="T9">Lady Johanna Ruíz González</text:span></text:p>
          </table:table-cell>
          <table:table-cell table:style-name="Tabla5.A4" office:value-type="string">
            <text:p text:style-name="P38"><text:span text:style-name="T27">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s" fo:country="CO"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2pt" fo:language="es" fo:country="CO"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s" fo:country="CO" style:font-name-asian="F" style:font-family-generic-asian="system" style:font-pitch-asian="variable" style:font-size-asian="12pt" style:language-asian="es" style:country-asian="CO" style:font-name-complex="F"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text-properties style:language-asian="es" style:country-asian="CO"/>
    </style:style>
    <style:style style:name="index_20_1" style:display-name="index 1" style:family="paragraph" style:parent-style-name="Standard" style:next-style-name="Standard" style:auto-update="true" style:default-outline-level="">
      <style:paragraph-properties fo:margin-top="0cm" fo:margin-bottom="0.176cm" loext:contextual-spacing="false"/>
    </style:style>
    <style:style style:name="index_20_2" style:display-name="index 2" style:family="paragraph" style:parent-style-name="Standard" style:next-style-name="Standard" style:auto-update="true"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next-style-name="Standard" style:auto-update="true" style:default-outline-level="">
      <style:paragraph-properties fo:margin-left="0.776cm" fo:margin-right="0cm" fo:margin-top="0cm" fo:margin-bottom="0.176cm" loext:contextual-spacing="false"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auto-update="true"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auto-update="true"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CO"/>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es" style:country-asian="ES"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es" style:country-asian="ES"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es" style:country-asian="ES"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page_20_number" style:display-name="page number" style:family="text"/>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text-properties fo:font-weight="normal" style:font-weight-asian="normal"/>
    </style:style>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32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062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20</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4</text:page-number><text:span text:style-name="MT3"> de </text:span><text:span text:style-name="MT3"><text:page-count>4</text:page-count></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22:07</dc:date>
    <meta:editing-cycles>7</meta:editing-cycles>
    <dc:subject>Migración base de datos empleo.com a Italo Lavoro</dc:subject>
    <dc:title>PLAN DE PRUBAS MAESTRO v. 0.1</dc:title>
    <meta:editing-duration>PT5M38S</meta:editing-duration>
    <meta:generator>LibreOffice/4.4.1.2$Windows_x86 LibreOffice_project/45e2de17089c24a1fa810c8f975a7171ba4cd432</meta:generator>
    <meta:document-statistic meta:table-count="5" meta:image-count="0" meta:object-count="0" meta:page-count="4" meta:paragraph-count="99" meta:word-count="1195" meta:character-count="7380" meta:non-whitespace-character-count="6296"/>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